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style:contextual-spacing="false"/>
    </style:style>
    <style:style style:name="P2" style:family="paragraph" style:parent-style-name="Text_20_body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P3" style:family="paragraph" style:parent-style-name="Text_20_body">
      <style:paragraph-properties fo:margin-top="0.423cm" fo:margin-bottom="0.212cm" style:contextual-spacing="false"/>
      <style:text-properties style:font-name="Liberation Sans" officeooo:paragraph-rsid="0006e617" style:font-name-asian="DejaVu Sans Condensed" style:font-name-complex="DejaVu Sans Condensed"/>
    </style:style>
    <style:style style:name="P4" style:family="paragraph" style:parent-style-name="Text_20_body">
      <style:paragraph-properties fo:margin-top="0.423cm" fo:margin-bottom="0.212cm" style:contextual-spacing="false"/>
      <style:text-properties style:font-name="Liberation Sans" officeooo:rsid="0006e617" officeooo:paragraph-rsid="0006e617" style:font-name-asian="DejaVu Sans Condensed" style:font-name-complex="DejaVu Sans Condensed"/>
    </style:style>
    <style:style style:name="P5" style:family="paragraph" style:parent-style-name="Text_20_body">
      <style:paragraph-properties fo:margin-top="0.423cm" fo:margin-bottom="0.212cm" style:contextual-spacing="false"/>
      <style:text-properties style:font-name="Liberation Sans" officeooo:rsid="0007c2ee" officeooo:paragraph-rsid="0007c2ee" style:font-name-asian="DejaVu Sans Condensed" style:font-name-complex="DejaVu Sans Condensed"/>
    </style:style>
    <style:style style:name="P6" style:family="paragraph" style:parent-style-name="Standard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P7" style:family="paragraph" style:parent-style-name="Standard">
      <style:paragraph-properties fo:margin-top="0.423cm" fo:margin-bottom="0.212cm" style:contextual-spacing="false"/>
      <style:text-properties fo:color="#ff0000" style:font-name="Liberation Sans" fo:font-size="16pt" fo:font-weight="bold" style:font-name-asian="DejaVu Sans Condensed" style:font-size-asian="16pt" style:font-weight-asian="bold" style:font-name-complex="DejaVu Sans Condensed" style:font-size-complex="16pt" style:font-weight-complex="bold"/>
    </style:style>
    <style:style style:name="P8" style:family="paragraph" style:parent-style-name="Standard">
      <style:text-properties fo:color="#ff0000"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.423cm" fo:margin-bottom="0.212cm" style:contextual-spacing="false"/>
      <style:text-properties style:font-name="Liberation Sans" officeooo:rsid="0009d5e2" officeooo:paragraph-rsid="0009d5e2" style:font-name-asian="DejaVu Sans Condensed" style:font-name-complex="DejaVu Sans Condensed"/>
    </style:style>
    <style:style style:name="P10" style:family="paragraph" style:parent-style-name="Heading_20_2">
      <style:paragraph-properties fo:margin-top="0.423cm" fo:margin-bottom="0.212cm" style:contextual-spacing="false" fo:keep-with-next="always"/>
      <style:text-properties style:font-name="Liberation Sans" style:font-name-asian="DejaVu Sans Condensed" style:font-name-complex="DejaVu Sans Condensed"/>
    </style:style>
    <style:style style:name="P11" style:family="paragraph" style:parent-style-name="Heading_20_2">
      <style:paragraph-properties fo:margin-top="0.423cm" fo:margin-bottom="0.212cm" style:contextual-spacing="false"/>
      <style:text-properties style:font-name="Liberation Sans" style:font-name-asian="DejaVu Sans Condensed" style:font-name-complex="DejaVu Sans Condensed"/>
    </style:style>
    <style:style style:name="T1" style:family="text">
      <style:text-properties style:font-name="Liberation Sans" style:font-name-asian="DejaVu Sans Condensed" style:font-name-complex="DejaVu Sans Condensed"/>
    </style:style>
    <style:style style:name="T2" style:family="text">
      <style:text-properties officeooo:rsid="0006e617"/>
    </style:style>
    <style:style style:name="T3" style:family="text">
      <style:text-properties officeooo:rsid="0007c2ee"/>
    </style:style>
    <style:style style:name="T4" style:family="text">
      <style:text-properties officeooo:rsid="000bc297"/>
    </style:style>
    <style:style style:name="T5" style:family="text">
      <style:text-properties officeooo:rsid="000c4e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Installation instruction</text:h>
      <text:p text:style-name="Standard"/>
      <text:h text:style-name="Heading_20_2" text:outline-level="2"><text:bookmark-start text:name="__DdeLink__58_949282052"/>Download and install<text:bookmark-end text:name="__DdeLink__58_949282052"/> the PostgreSQL <text:s/>database software from here:</text:h>
      <text:p text:style-name="Standard"/>
      <text:p text:style-name="Standard"><text:a xlink:type="simple" xlink:href="http://www.postgresql.org/download/">http://www.postgresql.org/download/</text:a></text:p>
      <text:p text:style-name="Standard"/>
      <text:p text:style-name="Standard"><text:bookmark-start text:name="__DdeLink__60_949282052"/>For Linux OS in most cases this is not necessary, you will find the PostgreSQL database in the repositories.<text:bookmark-end text:name="__DdeLink__60_949282052"/></text:p>
      <text:p text:style-name="Standard"/>
      <text:p text:style-name="Standard"/>
      <text:h text:style-name="Heading_20_2" text:outline-level="2"><text:bookmark-start text:name="__DdeLink__62_949282052"/>Download and install the Python interpreter from here:<text:bookmark-end text:name="__DdeLink__62_949282052"/></text:h>
      <text:p text:style-name="Text_20_body"><text:a xlink:type="simple" xlink:href="http://www.python.org/download/">http://www.python.org/download/</text:a></text:p>
      <text:p text:style-name="Standard"><text:bookmark-start text:name="__DdeLink__64_949282052"/>For Linux OS in most cases this is not necessary, you will find the Python interpreter in the repositories, or it is already installed.<text:bookmark-end text:name="__DdeLink__64_949282052"/></text:p>
      <text:p text:style-name="Standard"/>
      <text:p text:style-name="P8"><text:bookmark-start text:name="__DdeLink__66_949282052"/>Caution: <text:span text:style-name="T5">You must</text:span> install Python version &gt;= 3.0! <text:bookmark-end text:name="__DdeLink__66_949282052"/><text:span text:style-name="T5">This version will not work with Python2.x!</text:span></text:p>
      <text:p text:style-name="P8"/>
      <text:h text:style-name="P10" text:outline-level="2"><text:bookmark-start text:name="__DdeLink__68_949282052"/>Download and install the PyQt package from here:<text:bookmark-end text:name="__DdeLink__68_949282052"/></text:h>
      <text:p text:style-name="P1"><text:a xlink:type="simple" xlink:href="http://www.riverbankcomputing.co.uk/software/pyqt/download"><text:span text:style-name="T1">http://www.riverbankcomputing.co.uk/software/pyqt/download</text:span></text:a></text:p>
      <text:p text:style-name="P6"><text:bookmark-start text:name="__DdeLink__70_949282052"/>For Linux OS in most cases this is not necessary, you will find the PyQt package in the repositories, or it is already installed.<text:bookmark-end text:name="__DdeLink__70_949282052"/></text:p>
      <text:p text:style-name="P7"><text:bookmark-start text:name="__DdeLink__75_949282052"/>Caution: Be sure to install the appropriate version adequate to your Python version!<text:bookmark-end text:name="__DdeLink__75_949282052"/></text:p>
      <text:h text:style-name="P10" text:outline-level="2"><text:bookmark-start text:name="__DdeLink__73_949282052"/>Download and install the psycopg2 driver from here:<text:bookmark-end text:name="__DdeLink__73_949282052"/></text:h>
      <text:p text:style-name="Standard"><text:a xlink:type="simple" xlink:href="http://initd.org/psycopg/">http://initd.org/psycopg/</text:a></text:p>
      <text:p text:style-name="Standard"/>
      <text:p text:style-name="P6">For Linux OS in most cases this is not necessary, you will find the psycopg2 package in the repositories, or it is already installed.</text:p>
      <text:p text:style-name="P6">For Windows OS maybe this driver is included in the PostgreSQL installation, so install it from there.</text:p>
      <text:p text:style-name="P7">Caution: Be sure to install the appropriate version adequate to your Python version!</text:p>
      <text:h text:style-name="P10" text:outline-level="2"><text:soft-page-break/>Start the PostgreSQL database server and add your user</text:h>
      <text:p text:style-name="P9">After installation of the PostgreSQL database server <text:s/>a database super user „postgres“ is automatically created.</text:p>
      <text:p text:style-name="P9">First you MUST set a password for the database super user „postgres“ as root. </text:p>
      <text:p text:style-name="P2">In most cases you can setup your system that the PostgreSQL database server will be automatically started when booting you computer. Maybe you must have a look in your system documentation.</text:p>
      <text:p text:style-name="P2">Open a shell <text:span text:style-name="T3">and enter:</text:span></text:p>
      <text:p text:style-name="P4"><text:tab/>su postgres</text:p>
      <text:p text:style-name="P5">or something <text:s/>with sudo</text:p>
      <text:p text:style-name="P3"><text:span text:style-name="T2">You will be prompted for the password for user postgres. T</text:span>his is the <text:bookmark-start text:name="__DdeLink__173_242392280"/>database super<text:bookmark-end text:name="__DdeLink__173_242392280"/> user, which will be created automatically.</text:p>
      <text:p text:style-name="P5">Now enter:</text:p>
      <text:p text:style-name="P2"><text:tab/>psql</text:p>
      <text:p text:style-name="P1"><text:span text:style-name="T1">The </text:span><text:bookmark-start text:name="__DdeLink__79_949282052"/><text:span text:style-name="T1">PostgreSQL shell</text:span><text:bookmark-end text:name="__DdeLink__79_949282052"/><text:span text:style-name="T1"> should appear</text:span></text:p>
      <text:p text:style-name="P2">Now enter <text:span text:style-name="T2">(notice the semicolon at the end, this MUST be entered)</text:span>:</text:p>
      <text:p text:style-name="P2"><text:tab/><text:bookmark-start text:name="__DdeLink__169_964670519"/>create user &lt;your user&gt; with superuser password '&lt;your password&gt;';<text:bookmark-end text:name="__DdeLink__169_964670519"/></text:p>
      <text:p text:style-name="P2">press enter</text:p>
      <text:p text:style-name="P2">Now enter: </text:p>
      <text:p text:style-name="P2"><text:tab/>\q</text:p>
      <text:p text:style-name="P2">This will close the <text:s/>PostgreSQL shell.</text:p>
      <text:p text:style-name="P5">Of course you can also use the graphical tool pgAmin III which will be installed together with the PostgreSQL database server.</text:p>
      <text:p text:style-name="P2"/>
      <text:h text:style-name="P11" text:outline-level="2"><text:bookmark-start text:name="__DdeLink__83_949282052"/><text:bookmark-start text:name="__DdeLink__77_949282052"/>Download and install the PorDB<text:bookmark-end text:name="__DdeLink__83_949282052"/><text:bookmark-end text:name="__DdeLink__77_949282052"/></text:h>
      <text:p text:style-name="P2">Unzip the downloaded file.</text:p>
      <text:p text:style-name="P2"><text:soft-page-break/>Start the installation: </text:p>
      <text:p text:style-name="P2">Open a shell with your regular user, navigate to the unzipped installation program and enter:</text:p>
      <text:p text:style-name="P2">python<text:span text:style-name="T5">3</text:span> pypordb_setup.py</text:p>
      <text:p text:style-name="P2">and follow the instructions.</text:p>
      <text:h text:style-name="P11" text:outline-level="2">Start the PorDB</text:h>
      <text:p text:style-name="P2">After installation navigate to your installation directory and enter:</text:p>
      <text:p text:style-name="P2">python<text:span text:style-name="T5">3</text:span> pordb.py <text:span text:style-name="T4">&amp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30T00:04:37</meta:creation-date>
    <dc:date>2014-04-19T23:09:45.893150355</dc:date>
    <meta:editing-duration>PT4H25M45S</meta:editing-duration>
    <meta:editing-cycles>14</meta:editing-cycles>
    <meta:generator>LibreOffice/4.1.4.2$Linux_X86_64 LibreOffice_project/0a0440ccc0227ad9829de5f46be37cfb6edcf72</meta:generator>
    <meta:document-statistic meta:table-count="0" meta:image-count="0" meta:object-count="0" meta:page-count="3" meta:paragraph-count="44" meta:word-count="405" meta:character-count="2586" meta:non-whitespace-character-count="2221"/>
  </office:meta>
</office:document-meta>
</file>